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p11-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Suga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ressu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gar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Column 1</text:p>
          </table:table-cell>
          <table:table-cell table:formula="of:=COUNT([$'rp11-10'.$E$2:.$E$11])" office:value-type="float" office:value="10" calcext:value-type="float">
            <text:p>10</text:p>
          </table:table-cell>
          <table:table-cell table:formula="of:=SUM([$'rp11-10'.$E$2:.$E$11])" office:value-type="float" office:value="821" calcext:value-type="float">
            <text:p>821</text:p>
          </table:table-cell>
          <table:table-cell table:formula="of:=AVERAGE([$'rp11-10'.$E$2:.$E$11])" office:value-type="float" office:value="82.1" calcext:value-type="float">
            <text:p>82,1</text:p>
          </table:table-cell>
          <table:table-cell table:formula="of:=VAR([$'rp11-10'.$E$2:.$E$11])" office:value-type="float" office:value="80.9888888888889" calcext:value-type="float">
            <text:p>80,98888888888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Column 2</text:p>
          </table:table-cell>
          <table:table-cell table:formula="of:=COUNT([$'rp11-10'.$F$2:.$F$11])" office:value-type="float" office:value="10" calcext:value-type="float">
            <text:p>10</text:p>
          </table:table-cell>
          <table:table-cell table:formula="of:=SUM([$'rp11-10'.$F$2:.$F$11])" office:value-type="float" office:value="946" calcext:value-type="float">
            <text:p>946</text:p>
          </table:table-cell>
          <table:table-cell table:formula="of:=AVERAGE([$'rp11-10'.$F$2:.$F$11])" office:value-type="float" office:value="94.6" calcext:value-type="float">
            <text:p>94,6</text:p>
          </table:table-cell>
          <table:table-cell table:formula="of:=VAR([$'rp11-10'.$F$2:.$F$11])" office:value-type="float" office:value="67.1555555555556" calcext:value-type="float">
            <text:p>67,15555555555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'rp11-10'.$J$6:.$J$7];[$'rp11-10'.$K$6:.$K$7])-SUM([$'rp11-10'.$J$6:.$J$7])^2/SUM([$'rp11-10'.$I$6:.$I$7])" office:value-type="float" office:value="781.249999999971" calcext:value-type="float">
            <text:p>781,249999999971</text:p>
          </table:table-cell>
          <table:table-cell table:formula="of:=COUNT([$'rp11-10'.$J$6:.$J$7])-1" office:value-type="float" office:value="1" calcext:value-type="float">
            <text:p>1</text:p>
          </table:table-cell>
          <table:table-cell table:formula="of:=[$'rp11-10'.$I$10] / [$'rp11-10'.$J$10]" office:value-type="float" office:value="781.249999999971" calcext:value-type="float">
            <text:p>781,249999999971</text:p>
          </table:table-cell>
          <table:table-cell table:formula="of:=[$'rp11-10'.$K$10] / [$'rp11-10'.$K$11]" office:value-type="float" office:value="10.5471386784666" calcext:value-type="float">
            <text:p>10,5471386784666</text:p>
          </table:table-cell>
          <table:table-cell table:formula="of:=LEGACY.FDIST([$'rp11-10'.$L$10]; [$'rp11-10'.$J$10]; [$'rp11-10'.$J$11])" office:value-type="float" office:value="0.00446862262793782" calcext:value-type="float">
            <text:p>0,004468622627938</text:p>
          </table:table-cell>
          <table:table-cell table:formula="of:=LEGACY.FINV([$'rp11-10'.$I$3]; [$'rp11-10'.$J$10]; [$'rp11-10'.$J$11])" office:value-type="float" office:value="4.41387341917057" calcext:value-type="float">
            <text:p>4,413873419170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'rp11-10'.$E$2:.$E$11]);DEVSQ([$'rp11-10'.$F$2:.$F$11]))" office:value-type="float" office:value="1333.3" calcext:value-type="float">
            <text:p>1333,3</text:p>
          </table:table-cell>
          <table:table-cell table:formula="of:=SUM([$'rp11-10'.$I$6:.$I$7])-COUNT([$'rp11-10'.$I$6:.$I$7])" office:value-type="float" office:value="18" calcext:value-type="float">
            <text:p>18</text:p>
          </table:table-cell>
          <table:table-cell table:formula="of:=[$'rp11-10'.$I$11] / [$'rp11-10'.$J$11]" office:value-type="float" office:value="74.0722222222222" calcext:value-type="float">
            <text:p>74,07222222222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DEVSQ([$'rp11-10'.$E$2:.$E$11];[$'rp11-10'.$F$2:.$F$11])" office:value-type="float" office:value="2114.55" calcext:value-type="float">
            <text:p>2114,55</text:p>
          </table:table-cell>
          <table:table-cell table:formula="of:=SUM([$'rp11-10'.$I$6:.$I$7]) - 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Column 1</text:p>
          </table:table-cell>
          <table:table-cell table:formula="of:=COUNT([$'rp11-10'.$E$14:.$E$23])" office:value-type="float" office:value="10" calcext:value-type="float">
            <text:p>10</text:p>
          </table:table-cell>
          <table:table-cell table:formula="of:=SUM([$'rp11-10'.$E$14:.$E$23])" office:value-type="float" office:value="829" calcext:value-type="float">
            <text:p>829</text:p>
          </table:table-cell>
          <table:table-cell table:formula="of:=AVERAGE([$'rp11-10'.$E$14:.$E$23])" office:value-type="float" office:value="82.9" calcext:value-type="float">
            <text:p>82,9</text:p>
          </table:table-cell>
          <table:table-cell table:formula="of:=VAR([$'rp11-10'.$E$14:.$E$23])" office:value-type="float" office:value="84.5444444444444" calcext:value-type="float">
            <text:p>84,54444444444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Column 2</text:p>
          </table:table-cell>
          <table:table-cell table:formula="of:=COUNT([$'rp11-10'.$F$14:.$F$23])" office:value-type="float" office:value="10" calcext:value-type="float">
            <text:p>10</text:p>
          </table:table-cell>
          <table:table-cell table:formula="of:=SUM([$'rp11-10'.$F$14:.$F$23])" office:value-type="float" office:value="938" calcext:value-type="float">
            <text:p>938</text:p>
          </table:table-cell>
          <table:table-cell table:formula="of:=AVERAGE([$'rp11-10'.$F$14:.$F$23])" office:value-type="float" office:value="93.8" calcext:value-type="float">
            <text:p>93,8</text:p>
          </table:table-cell>
          <table:table-cell table:formula="of:=VAR([$'rp11-10'.$F$14:.$F$23])" office:value-type="float" office:value="84.4" calcext:value-type="float">
            <text:p>84,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'rp11-10'.$J$18:.$J$19];[$'rp11-10'.$K$18:.$K$19])-SUM([$'rp11-10'.$J$18:.$J$19])^2/SUM([$'rp11-10'.$I$18:.$I$19])" office:value-type="float" office:value="594.049999999988" calcext:value-type="float">
            <text:p>594,049999999988</text:p>
          </table:table-cell>
          <table:table-cell table:formula="of:=COUNT([$'rp11-10'.$J$18:.$J$19])-1" office:value-type="float" office:value="1" calcext:value-type="float">
            <text:p>1</text:p>
          </table:table-cell>
          <table:table-cell table:formula="of:=[$'rp11-10'.$I$22] / [$'rp11-10'.$J$22]" office:value-type="float" office:value="594.049999999988" calcext:value-type="float">
            <text:p>594,049999999988</text:p>
          </table:table-cell>
          <table:table-cell table:formula="of:=[$'rp11-10'.$K$22] / [$'rp11-10'.$K$23]" office:value-type="float" office:value="7.03248931272594" calcext:value-type="float">
            <text:p>7,03248931272594</text:p>
          </table:table-cell>
          <table:table-cell table:formula="of:=LEGACY.FDIST([$'rp11-10'.$L$22]; [$'rp11-10'.$J$22]; [$'rp11-10'.$J$23])" office:value-type="float" office:value="0.0162241467378664" calcext:value-type="float">
            <text:p>0,016224146737866</text:p>
          </table:table-cell>
          <table:table-cell table:formula="of:=LEGACY.FINV([$'rp11-10'.$I$15]; [$'rp11-10'.$J$22]; [$'rp11-10'.$J$23])" office:value-type="float" office:value="4.41387341917057" calcext:value-type="float">
            <text:p>4,41387341917057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'rp11-10'.$E$14:.$E$23]);DEVSQ([$'rp11-10'.$F$14:.$F$23]))" office:value-type="float" office:value="1520.5" calcext:value-type="float">
            <text:p>1520,5</text:p>
          </table:table-cell>
          <table:table-cell table:formula="of:=SUM([$'rp11-10'.$I$18:.$I$19])-COUNT([$'rp11-10'.$I$18:.$I$19])" office:value-type="float" office:value="18" calcext:value-type="float">
            <text:p>18</text:p>
          </table:table-cell>
          <table:table-cell table:formula="of:=[$'rp11-10'.$I$23] / [$'rp11-10'.$J$23]" office:value-type="float" office:value="84.4722222222222" calcext:value-type="float">
            <text:p>84,472222222222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DEVSQ([$'rp11-10'.$E$14:.$E$23];[$'rp11-10'.$F$14:.$F$23])" office:value-type="float" office:value="2114.55" calcext:value-type="float">
            <text:p>2114,55</text:p>
          </table:table-cell>
          <table:table-cell table:formula="of:=SUM([$'rp11-10'.$I$18:.$I$19]) - 1" office:value-type="float" office:value="19" calcext:value-type="float">
            <text:p>19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olumn 1</text:p>
          </table:table-cell>
          <table:table-cell table:formula="of:=COUNT([$'rp11-10'.$E$27:.$E$36])" office:value-type="float" office:value="10" calcext:value-type="float">
            <text:p>10</text:p>
          </table:table-cell>
          <table:table-cell table:formula="of:=SUM([$'rp11-10'.$E$27:.$E$36])" office:value-type="float" office:value="15" calcext:value-type="float">
            <text:p>15</text:p>
          </table:table-cell>
          <table:table-cell table:formula="of:=AVERAGE([$'rp11-10'.$E$27:.$E$36])" office:value-type="float" office:value="1.5" calcext:value-type="float">
            <text:p>1,5</text:p>
          </table:table-cell>
          <table:table-cell table:formula="of:=VAR([$'rp11-10'.$E$27:.$E$36])" office:value-type="float" office:value="0.277777777777778" calcext:value-type="float">
            <text:p>0,277777777777778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lumn 2</text:p>
          </table:table-cell>
          <table:table-cell table:formula="of:=COUNT([$'rp11-10'.$F$27:.$F$36])" office:value-type="float" office:value="10" calcext:value-type="float">
            <text:p>10</text:p>
          </table:table-cell>
          <table:table-cell table:formula="of:=SUM([$'rp11-10'.$F$27:.$F$36])" office:value-type="float" office:value="15" calcext:value-type="float">
            <text:p>15</text:p>
          </table:table-cell>
          <table:table-cell table:formula="of:=AVERAGE([$'rp11-10'.$F$27:.$F$36])" office:value-type="float" office:value="1.5" calcext:value-type="float">
            <text:p>1,5</text:p>
          </table:table-cell>
          <table:table-cell table:formula="of:=VAR([$'rp11-10'.$F$27:.$F$36])" office:value-type="float" office:value="0.277777777777778" calcext:value-type="float">
            <text:p>0,277777777777778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'rp11-10'.$J$31:.$J$32];[$'rp11-10'.$K$31:.$K$32])-SUM([$'rp11-10'.$J$31:.$J$32])^2/SUM([$'rp11-10'.$I$31:.$I$32])" office:value-type="float" office:value="0" calcext:value-type="float">
            <text:p>0</text:p>
          </table:table-cell>
          <table:table-cell table:formula="of:=COUNT([$'rp11-10'.$J$31:.$J$32])-1" office:value-type="float" office:value="1" calcext:value-type="float">
            <text:p>1</text:p>
          </table:table-cell>
          <table:table-cell table:formula="of:=[$'rp11-10'.$I$35] / [$'rp11-10'.$J$35]" office:value-type="float" office:value="0" calcext:value-type="float">
            <text:p>0</text:p>
          </table:table-cell>
          <table:table-cell table:formula="of:=[$'rp11-10'.$K$35] / [$'rp11-10'.$K$36]" office:value-type="float" office:value="0" calcext:value-type="float">
            <text:p>0</text:p>
          </table:table-cell>
          <table:table-cell table:formula="of:=LEGACY.FDIST([$'rp11-10'.$L$35]; [$'rp11-10'.$J$35]; [$'rp11-10'.$J$36])" office:value-type="float" office:value="1" calcext:value-type="float">
            <text:p>1</text:p>
          </table:table-cell>
          <table:table-cell table:formula="of:=LEGACY.FINV([$'rp11-10'.$I$28]; [$'rp11-10'.$J$35]; [$'rp11-10'.$J$36])" office:value-type="float" office:value="4.41387341917057" calcext:value-type="float">
            <text:p>4,4138734191705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'rp11-10'.$E$27:.$E$36]);DEVSQ([$'rp11-10'.$F$27:.$F$36]))" office:value-type="float" office:value="5" calcext:value-type="float">
            <text:p>5</text:p>
          </table:table-cell>
          <table:table-cell table:formula="of:=SUM([$'rp11-10'.$I$31:.$I$32])-COUNT([$'rp11-10'.$I$31:.$I$32])" office:value-type="float" office:value="18" calcext:value-type="float">
            <text:p>18</text:p>
          </table:table-cell>
          <table:table-cell table:formula="of:=[$'rp11-10'.$I$36] / [$'rp11-10'.$J$36]" office:value-type="float" office:value="0.277777777777778" calcext:value-type="float">
            <text:p>0,27777777777777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DEVSQ([$'rp11-10'.$E$27:.$E$36];[$'rp11-10'.$F$27:.$F$36])" office:value-type="float" office:value="5" calcext:value-type="float">
            <text:p>5</text:p>
          </table:table-cell>
          <table:table-cell table:formula="of:=SUM([$'rp11-10'.$I$31:.$I$32]) - 1" office:value-type="float" office:value="19" calcext:value-type="float">
            <text:p>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5T18:14:08.973000000</dc:date>
    <meta:editing-duration>PT17M18S</meta:editing-duration>
    <meta:editing-cycles>1</meta:editing-cycles>
    <meta:document-statistic meta:table-count="1" meta:cell-count="244" meta:object-count="0"/>
    <meta:generator>LibreOffice/6.4.4.2$Windows_X86_64 LibreOffice_project/3d775be2011f3886db32dfd395a6a6d1ca2630ff</meta:generator>
  </office:meta>
</office:document-meta>
</file>